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edc7a" officeooo:paragraph-rsid="00eedc7a"/>
    </style:style>
    <style:style style:name="P3" style:family="paragraph" style:parent-style-name="Text_20_body">
      <style:text-properties officeooo:rsid="00fa0aee" officeooo:paragraph-rsid="00f4e474"/>
    </style:style>
    <style:style style:name="P4" style:family="paragraph" style:parent-style-name="Text_20_body">
      <style:text-properties officeooo:rsid="00fa0aee" officeooo:paragraph-rsid="00f67ac4"/>
    </style:style>
    <style:style style:name="P5" style:family="paragraph" style:parent-style-name="Text_20_body">
      <style:text-properties officeooo:rsid="00ce6278" officeooo:paragraph-rsid="00f4e474"/>
    </style:style>
    <style:style style:name="P6" style:family="paragraph" style:parent-style-name="Text_20_body">
      <style:text-properties officeooo:rsid="00f77c1a" officeooo:paragraph-rsid="00f4e474"/>
    </style:style>
    <style:style style:name="P7" style:family="paragraph" style:parent-style-name="Text_20_body">
      <style:text-properties fo:font-weight="bold" officeooo:rsid="00fa0aee" officeooo:paragraph-rsid="00f4e474" style:font-weight-asian="bold" style:font-weight-complex="bold"/>
    </style:style>
    <style:style style:name="P8" style:family="paragraph" style:parent-style-name="Text_20_body">
      <style:text-properties officeooo:rsid="00f4e474" officeooo:paragraph-rsid="00f7a0ff"/>
    </style:style>
    <style:style style:name="P9" style:family="paragraph" style:parent-style-name="Text_20_body">
      <style:text-properties officeooo:rsid="00f67ac4" officeooo:paragraph-rsid="00f67ac4"/>
    </style:style>
    <style:style style:name="P10" style:family="paragraph" style:parent-style-name="Preformatted_20_Text">
      <style:text-properties officeooo:rsid="00f77c1a" officeooo:paragraph-rsid="00f4e474"/>
    </style:style>
    <style:style style:name="P11" style:family="paragraph" style:parent-style-name="Preformatted_20_Text">
      <style:text-properties officeooo:rsid="00f56c4e" officeooo:paragraph-rsid="00f4e474"/>
    </style:style>
    <style:style style:name="P12" style:family="paragraph" style:parent-style-name="Preformatted_20_Text">
      <style:text-properties officeooo:rsid="00fa0aee" officeooo:paragraph-rsid="00f4e474"/>
    </style:style>
    <style:style style:name="P13" style:family="paragraph" style:parent-style-name="Preformatted_20_Text">
      <style:text-properties officeooo:rsid="00f4e474" officeooo:paragraph-rsid="00f4e474"/>
    </style:style>
    <style:style style:name="P14" style:family="paragraph" style:parent-style-name="Preformatted_20_Text">
      <style:text-properties officeooo:rsid="00f67ac4" officeooo:paragraph-rsid="00f67ac4"/>
    </style:style>
    <style:style style:name="P1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e81e16"/>
    </style:style>
    <style:style style:name="T2" style:family="text">
      <style:text-properties fo:color="#000080"/>
    </style:style>
    <style:style style:name="T3" style:family="text">
      <style:text-properties fo:color="#000080" officeooo:rsid="00fa0aee"/>
    </style:style>
    <style:style style:name="T4" style:family="text">
      <style:text-properties fo:color="#c0c0c0"/>
    </style:style>
    <style:style style:name="T5" style:family="text">
      <style:text-properties fo:color="#c0c0c0" officeooo:rsid="00fa0aee"/>
    </style:style>
    <style:style style:name="T6" style:family="text">
      <style:text-properties officeooo:rsid="00f4e474"/>
    </style:style>
    <style:style style:name="T7" style:family="text">
      <style:text-properties fo:color="#808000"/>
    </style:style>
    <style:style style:name="T8" style:family="text">
      <style:text-properties fo:color="#000000"/>
    </style:style>
    <style:style style:name="T9" style:family="text">
      <style:text-properties fo:color="#800080"/>
    </style:style>
    <style:style style:name="T10" style:family="text">
      <style:text-properties officeooo:rsid="00f67ac4"/>
    </style:style>
    <style:style style:name="T11" style:family="text">
      <style:text-properties fo:font-weight="bold" officeooo:rsid="00f4e47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loat serialization</text:h>
      <text:p text:style-name="P1">19<text:span text:style-name="T1">1026</text:span>, <text:s/><text:span text:style-name="T1">26</text:span>.<text:span text:style-name="T1">10</text:span>.2019/pekka</text:p>
      <text:p text:style-name="P2">Floating points <text:span text:style-name="T10">can be </text:span>split as two integers, mantissa and exponent. <text:span text:style-name="T10">Computer’s internal floating point presentation doesn’t effect to values of mantissa and exponent. </text:span></text:p>
      <text:p text:style-name="P5"/>
      <text:p text:style-name="P6">Required defines:</text:p>
      <text:p text:style-name="P10"><text:span text:style-name="T2">OSAL_SERIALIZE_SUPPORT </text:span><text:span text:style-name="T3">=</text:span><text:span text:style-name="T5"> </text:span><text:span text:style-name="T2">1</text:span></text:p>
      <text:p text:style-name="P11"><text:span text:style-name="T3"/></text:p>
      <text:p text:style-name="P7"><text:span text:style-name="T6">Splitting float or double into mantissa and exponent</text:span></text:p>
      <text:p text:style-name="P4"><text:span text:style-name="T10">To make serialization indepent on computer’s floating point presentation, we break a C floating point type into two integers, mantissa and exponent. Then we serialize those.</text:span> </text:p>
      <text:p text:style-name="P3"/>
      <text:p text:style-name="P12"><text:span text:style-name="T7">void</text:span><text:span text:style-name="T4"> </text:span><text:span text:style-name="T8">osal_float2ints(</text:span></text:p>
      <text:p text:style-name="P16"><text:span text:style-name="T4"><text:s text:c="4"/></text:span><text:span text:style-name="T9">os_float</text:span><text:span text:style-name="T4"> </text:span><text:span text:style-name="T8">x,</text:span></text:p>
      <text:p text:style-name="P16"><text:span text:style-name="T4"><text:s text:c="4"/></text:span><text:span text:style-name="T9">os_long</text:span><text:span text:style-name="T4"> </text:span><text:span text:style-name="T8">*m,</text:span></text:p>
      <text:p text:style-name="P15"><text:span text:style-name="T4"><text:s text:c="4"/></text:span><text:span text:style-name="T9">os_short</text:span><text:span text:style-name="T4"> </text:span><text:span text:style-name="T8">*e);</text:span></text:p>
      <text:p text:style-name="P13"><text:span text:style-name="T7">void</text:span><text:span text:style-name="T4"> </text:span><text:span text:style-name="T8">osal_double2ints(</text:span></text:p>
      <text:p text:style-name="P16"><text:span text:style-name="T4"><text:s text:c="4"/></text:span><text:span text:style-name="T9">os_double</text:span><text:span text:style-name="T4"> </text:span><text:span text:style-name="T8">x,</text:span></text:p>
      <text:p text:style-name="P16"><text:span text:style-name="T4"><text:s text:c="4"/></text:span><text:span text:style-name="T9">os_long</text:span><text:span text:style-name="T4"> </text:span><text:span text:style-name="T8">*m,</text:span></text:p>
      <text:p text:style-name="P15"><text:span text:style-name="T4"><text:s text:c="4"/></text:span><text:span text:style-name="T9">os_short</text:span><text:span text:style-name="T4"> </text:span><text:span text:style-name="T8">*e);</text:span></text:p>
      <text:p text:style-name="P3"><text:span text:style-name="T11">Merging mantissa and exponent into float or double</text:span></text:p>
      <text:p text:style-name="P4"><text:span text:style-name="T10">A C floating point type can be constructed from mantissa and exponent:</text:span></text:p>
      <text:p text:style-name="P4"/>
      <text:p text:style-name="P12"><text:span text:style-name="T9">os_boolean</text:span><text:span text:style-name="T4"> </text:span><text:span text:style-name="T8">osal_ints2float(</text:span></text:p>
      <text:p text:style-name="P16"><text:span text:style-name="T4"><text:s text:c="4"/></text:span><text:span text:style-name="T9">os_float</text:span><text:span text:style-name="T4"> </text:span><text:span text:style-name="T8">*x,</text:span></text:p>
      <text:p text:style-name="P16"><text:span text:style-name="T4"><text:s text:c="4"/></text:span><text:span text:style-name="T9">os_long</text:span><text:span text:style-name="T4"> </text:span><text:span text:style-name="T8">m,</text:span></text:p>
      <text:p text:style-name="P16"><text:span text:style-name="T4"><text:s text:c="4"/></text:span><text:span text:style-name="T9">os_short</text:span><text:span text:style-name="T4"> </text:span><text:span text:style-name="T8">e);</text:span></text:p>
      <text:p text:style-name="P9"/>
      <text:p text:style-name="P14"><text:span text:style-name="T9">os_boolean</text:span><text:span text:style-name="T4"> </text:span><text:span text:style-name="T8">osal_ints2double(</text:span></text:p>
      <text:p text:style-name="P16"><text:span text:style-name="T4"><text:s text:c="4"/></text:span><text:span text:style-name="T9">os_double</text:span><text:span text:style-name="T4"> </text:span><text:span text:style-name="T8">*x,</text:span></text:p>
      <text:p text:style-name="P16"><text:span text:style-name="T4"><text:s text:c="4"/></text:span><text:span text:style-name="T9">os_long</text:span><text:span text:style-name="T4"> </text:span><text:span text:style-name="T8">m,</text:span></text:p>
      <text:p text:style-name="P16"><text:span text:style-name="T4"><text:s text:c="4"/></text:span><text:span text:style-name="T9">os_short</text:span><text:span text:style-name="T4"> </text:span><text:span text:style-name="T8">e)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28T17:46:13.842667313</dc:date>
    <meta:editing-duration>P2DT3H59M12S</meta:editing-duration>
    <meta:editing-cycles>204</meta:editing-cycles>
    <meta:generator>LibreOffice/6.2.4.2$Linux_X86_64 LibreOffice_project/20$Build-2</meta:generator>
    <meta:document-statistic meta:table-count="0" meta:image-count="0" meta:object-count="0" meta:page-count="1" meta:paragraph-count="25" meta:word-count="119" meta:character-count="887" meta:non-whitespace-character-count="742"/>
  </office:meta>
</office:document-meta>
</file>